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7cb" officeooo:paragraph-rsid="0018c7cb"/>
    </style:style>
    <style:style style:name="P2" style:family="paragraph" style:parent-style-name="Standard">
      <style:text-properties officeooo:rsid="0018c7cb" officeooo:paragraph-rsid="0018c7cb"/>
    </style:style>
    <style:style style:name="P3" style:family="paragraph" style:parent-style-name="Standard">
      <style:text-properties officeooo:rsid="001ad617" officeooo:paragraph-rsid="001ad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SHOP GAME</text:p>
      <text:p text:style-name="P1"/>
      <text:p text:style-name="P1">-manning the counter as customers wander in and make a mess of things, selling books and tidying up after them</text:p>
      <text:p text:style-name="P1">-taking book deliveries and organising them</text:p>
      <text:p text:style-name="P1">-dealing with ~authors~</text:p>
      <text:p text:style-name="P1"/>
      <text:p text:style-name="P3">Options for book ordering:</text:p>
      <text:p text:style-name="P3">-order a book and it arrives later and you have to shelf it</text:p>
      <text:p text:style-name="P3">-order a book and it arrives right away automatica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5-28T10:37:56.632000000</meta:creation-date>
    <meta:generator>LibreOffice/5.1.3.2$Windows_X86_64 LibreOffice_project/644e4637d1d8544fd9f56425bd6cec110e49301b</meta:generator>
    <dc:date>2018-06-08T16:50:05.309000000</dc:date>
    <dc:creator>Niall Slater</dc:creator>
    <meta:editing-duration>PT1H22M36S</meta:editing-duration>
    <meta:editing-cycles>2</meta:editing-cycles>
    <meta:document-statistic meta:table-count="0" meta:image-count="0" meta:object-count="0" meta:page-count="1" meta:paragraph-count="7" meta:word-count="57" meta:character-count="327" meta:non-whitespace-character-count="277"/>
  </office:meta>
</office:document-meta>
</file>